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style:font-name="Arial Black" style:font-name-complex="Arial" fo:font-size="20pt" style:font-size-asian="20pt" style:font-size-complex="20pt"/>
    </style:style>
    <style:style style:name="T6" style:parent-style-name="Fuentedepárrafopredeter." style:family="text">
      <style:text-properties style:font-name="Arial" style:font-name-complex="Arial"/>
    </style:style>
    <style:style style:name="T7" style:parent-style-name="Fuentedepárrafopredeter." style:family="text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justify"/>
      <style:text-properties style:font-name="Arial" style:font-name-complex="Arial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Título1" style:family="paragraph">
      <style:paragraph-properties fo:margin-left="0.3in">
        <style:tab-stops/>
      </style:paragraph-properties>
    </style:style>
    <style:style style:name="T12" style:parent-style-name="Fuentedepárrafopredeter." style:family="text">
      <style:text-properties style:font-name-complex="Arial" fo:font-weight="normal" style:font-weight-asian="normal" style:font-weight-complex="normal" fo:font-size="12pt" style:font-size-asian="12pt" style:font-size-complex="12pt"/>
    </style:style>
    <style:style style:name="T13" style:parent-style-name="Fuentedepárrafopredeter." style:family="text">
      <style:text-properties style:font-name-complex="Arial" fo:font-weight="normal" style:font-weight-asian="normal" style:font-weight-complex="normal" fo:font-size="12pt" style:font-size-asian="12pt" style:font-size-complex="12pt"/>
    </style:style>
    <style:style style:name="T14" style:parent-style-name="Fuentedepárrafopredeter." style:family="text">
      <style:text-properties style:font-name-complex="Arial" fo:font-weight="normal" style:font-weight-asian="normal" style:font-weight-complex="normal" fo:font-size="12pt" style:font-size-asian="12pt" style:font-size-complex="12pt"/>
    </style:style>
    <style:style style:name="T15" style:parent-style-name="Fuentedepárrafopredeter." style:family="text">
      <style:text-properties style:font-name-complex="Arial" fo:font-weight="normal" style:font-weight-asian="normal" style:font-weight-complex="normal" fo:font-size="12pt" style:font-size-asian="12pt" style:font-size-complex="12pt"/>
    </style:style>
    <style:style style:name="T16" style:parent-style-name="Fuentedepárrafopredeter." style:family="text">
      <style:text-properties style:font-name-complex="Arial" fo:font-weight="normal" style:font-weight-asian="normal" style:font-weight-complex="normal" fo:font-size="12pt" style:font-size-asian="12pt" style:font-size-complex="12pt"/>
    </style:style>
    <style:style style:name="T17" style:parent-style-name="Fuentedepárrafopredeter." style:family="text">
      <style:text-properties style:font-name-complex="Arial" fo:font-weight="normal" style:font-weight-asian="normal" style:font-weight-complex="normal" fo:font-size="12pt" style:font-size-asian="12pt" style:font-size-complex="12pt"/>
    </style:style>
    <style:style style:name="P18" style:parent-style-name="Textbody" style:family="paragraph">
      <style:paragraph-properties fo:text-align="justify"/>
      <style:text-properties style:font-name="Arial" style:font-name-complex="Arial"/>
    </style:style>
    <style:style style:name="P19" style:parent-style-name="Textbody" style:family="paragraph">
      <style:paragraph-properties fo:text-align="justify"/>
      <style:text-properties style:font-name="Arial" style:font-name-complex="Arial"/>
    </style:style>
    <style:style style:name="P20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" style:parent-style-name="Textbody" style:family="paragraph">
      <style:paragraph-properties fo:text-align="justify"/>
      <style:text-properties style:font-name="Arial" style:font-name-complex="Arial"/>
    </style:style>
    <style:style style:name="P22" style:parent-style-name="Textbody" style:family="paragraph">
      <style:paragraph-properties fo:text-align="justify"/>
      <style:text-properties style:font-name="Arial" style:font-name-complex="Arial"/>
    </style:style>
    <style:style style:name="P23" style:parent-style-name="Textbody" style:family="paragraph">
      <style:paragraph-properties fo:text-align="justify"/>
      <style:text-properties style:font-name="Arial" style:font-name-complex="Arial"/>
    </style:style>
    <style:style style:name="P24" style:parent-style-name="Textbody" style:family="paragraph">
      <style:paragraph-properties fo:text-align="justify"/>
      <style:text-properties style:font-name="Arial" style:font-name-complex="Arial"/>
    </style:style>
    <style:style style:name="P25" style:parent-style-name="Textbody" style:family="paragraph">
      <style:paragraph-properties fo:text-align="justify"/>
      <style:text-properties style:font-name="Arial" style:font-name-complex="Arial"/>
    </style:style>
    <style:style style:name="P26" style:parent-style-name="Textbody" style:family="paragraph">
      <style:paragraph-properties fo:text-align="justify"/>
      <style:text-properties style:font-name="Arial" style:font-name-complex="Arial"/>
    </style:style>
    <style:style style:name="P27" style:parent-style-name="Textbody" style:family="paragraph">
      <style:paragraph-properties fo:text-align="justify"/>
      <style:text-properties style:font-name="Arial" style:font-name-complex="Arial"/>
    </style:style>
    <style:style style:name="P28" style:parent-style-name="Textbody" style:family="paragraph">
      <style:paragraph-properties fo:text-align="justify"/>
      <style:text-properties style:font-name="Arial" style:font-name-complex="Arial"/>
    </style:style>
    <style:style style:name="P29" style:parent-style-name="Normal" style:family="paragraph">
      <style:paragraph-properties style:text-autospace="none" fo:text-align="justify" style:vertical-align="auto"/>
      <style:text-properties style:font-name="Arial" style:font-name-complex="Arial" fo:font-weight="bold" style:font-weight-asian="bold" style:font-weight-complex="bold" style:letter-kerning="false" style:language-complex="ar" style:country-complex="SA" fo:hyphenate="true"/>
    </style:style>
    <style:style style:name="P30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1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2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3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4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5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6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7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8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39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40" style:parent-style-name="Textbody" style:family="paragraph">
      <style:paragraph-properties fo:text-align="justify"/>
    </style:style>
    <style:style style:name="T41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P42" style:parent-style-name="Textbody" style:family="paragraph">
      <style:paragraph-properties fo:text-align="justify"/>
      <style:text-properties style:font-name="Arial" style:font-name-complex="Arial"/>
    </style:style>
    <style:style style:name="P43" style:parent-style-name="Textbody" style:family="paragraph">
      <style:paragraph-properties fo:text-align="justify"/>
      <style:text-properties style:font-name="Arial" style:font-name-complex="Arial"/>
    </style:style>
    <style:style style:name="P44" style:parent-style-name="Textbody" style:family="paragraph">
      <style:paragraph-properties fo:text-align="justify"/>
    </style:style>
    <style:style style:name="P45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46" style:parent-style-name="Normal" style:family="paragraph">
      <style:paragraph-properties style:text-autospace="none" fo:text-align="justify" style:vertical-align="auto"/>
      <style:text-properties fo:hyphenate="true"/>
    </style:style>
    <style:style style:name="T47" style:parent-style-name="Fuentedepárrafopredeter." style:family="text">
      <style:text-properties style:font-name="Arial" style:font-name-complex="Arial" fo:font-weight="bold" style:font-weight-asian="bold" style:font-weight-complex="bold" style:letter-kerning="false" style:language-complex="ar" style:country-complex="SA"/>
    </style:style>
    <style:style style:name="T48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P49" style:parent-style-name="Textbody" style:family="paragraph">
      <style:paragraph-properties fo:text-align="justify"/>
      <style:text-properties style:font-name="Arial" style:font-name-complex="Arial" style:letter-kerning="false" style:language-complex="ar" style:country-complex="SA"/>
    </style:style>
    <style:style style:name="P50" style:parent-style-name="Textbody" style:family="paragraph">
      <style:paragraph-properties fo:text-align="justify"/>
      <style:text-properties style:font-name="Arial" style:font-name-complex="Arial" style:letter-kerning="false" style:language-complex="ar" style:country-complex="SA"/>
    </style:style>
    <style:style style:name="P51" style:parent-style-name="Textbody" style:family="paragraph">
      <style:paragraph-properties fo:text-align="justify"/>
      <style:text-properties style:font-name="Arial" style:font-name-complex="Arial"/>
    </style:style>
    <style:style style:name="TableColumn53" style:family="table-column">
      <style:table-column-properties style:column-width="3.459in"/>
    </style:style>
    <style:style style:name="TableColumn54" style:family="table-column">
      <style:table-column-properties style:column-width="3.459in"/>
    </style:style>
    <style:style style:name="Table52" style:family="table">
      <style:table-properties style:width="6.918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style:text-autospace="none" fo:text-align="justify" style:vertical-align="auto"/>
      <style:text-properties style:font-name="Arial" style:font-name-complex="Arial" fo:font-weight="bold" style:font-weight-asian="bold" style:font-weight-complex="bold" style:letter-kerning="false" style:language-complex="ar" style:country-complex="SA" fo:hyphenate="true"/>
    </style:style>
    <style:style style:name="P58" style:parent-style-name="Textbody" style:family="paragraph">
      <style:paragraph-properties fo:text-align="justify"/>
    </style:style>
    <style:style style:name="T59" style:parent-style-name="Fuentedepárrafopredeter." style:family="text">
      <style:text-properties style:font-name="Arial" style:font-name-complex="Arial" fo:font-weight="bold" style:font-weight-asian="bold" style:font-weight-complex="bold" style:letter-kerning="false" style:language-complex="ar" style:country-complex="SA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Textbody" style:family="paragraph">
      <style:paragraph-properties fo:text-align="justify"/>
    </style:style>
    <style:style style:name="T62" style:parent-style-name="Fuentedepárrafopredeter." style:family="text">
      <style:text-properties style:font-name="Arial" style:font-name-complex="Arial" fo:font-weight="bold" style:font-weight-asian="bold" style:font-weight-complex="bold" style:letter-kerning="false" style:language-complex="ar" style:country-complex="SA"/>
    </style:style>
    <style:style style:name="TableRow63" style:family="table-row">
      <style:table-row-properties/>
    </style:style>
    <style:style style:name="TableCell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" style:parent-style-name="Textbody" style:family="paragraph">
      <style:paragraph-properties fo:text-align="justify"/>
      <style:text-properties style:font-name="Arial" style:font-name-complex="Arial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69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70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71" style:parent-style-name="Textbody" style:family="paragraph">
      <style:paragraph-properties fo:text-align="justify"/>
    </style:style>
    <style:style style:name="T72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extbody" style:family="paragraph">
      <style:paragraph-properties fo:text-align="justify"/>
    </style:style>
    <style:style style:name="T78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extbody" style:family="paragraph">
      <style:paragraph-properties fo:text-align="justify"/>
    </style:style>
    <style:style style:name="T84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body" style:family="paragraph">
      <style:paragraph-properties fo:text-align="justify"/>
    </style:style>
    <style:style style:name="T90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text-autospace="none" fo:text-align="justify" style:vertical-align="auto"/>
      <style:text-properties style:font-name="Arial" style:font-name-complex="Arial" style:letter-kerning="false" style:language-complex="ar" style:country-complex="SA" fo:hyphenate="true"/>
    </style:style>
    <style:style style:name="P93" style:parent-style-name="Textbody" style:family="paragraph">
      <style:paragraph-properties fo:text-align="justify"/>
    </style:style>
    <style:style style:name="T94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T95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T96" style:parent-style-name="Fuentedepárrafopredeter." style:family="text">
      <style:text-properties style:font-name="Arial" style:font-name-complex="Arial" style:letter-kerning="false" style:language-complex="ar" style:country-complex="SA"/>
    </style:style>
    <style:style style:name="P97" style:parent-style-name="Textbody" style:family="paragraph">
      <style:paragraph-properties fo:text-align="justify"/>
      <style:text-properties style:font-name="Arial" style:font-name-complex="Arial"/>
    </style:style>
    <style:style style:name="P98" style:parent-style-name="Textbody" style:family="paragraph">
      <style:paragraph-properties fo:text-align="justify"/>
    </style:style>
    <style:style style:name="T99" style:parent-style-name="Fuentedepárrafopredeter." style:family="text">
      <style:text-properties style:font-name="Arial" style:font-name-complex="Arial"/>
    </style:style>
    <style:style style:name="T100" style:parent-style-name="Textoennegrita" style:family="text">
      <style:text-properties style:font-name="Arial" style:font-name-complex="Arial"/>
    </style:style>
    <style:style style:name="T101" style:parent-style-name="Fuentedepárrafopredeter." style:family="text">
      <style:text-properties style:font-name="Arial" style:font-name-complex="Arial"/>
    </style:style>
    <style:style style:name="T102" style:parent-style-name="Fuentedepárrafopredeter." style:family="text">
      <style:text-properties style:font-name="Arial" style:font-name-complex="Arial"/>
    </style:style>
    <style:style style:name="T103" style:parent-style-name="Fuentedepárrafopredeter." style:family="text">
      <style:text-properties style:font-name="Arial" style:font-name-complex="Arial"/>
    </style:style>
    <style:style style:name="T104" style:parent-style-name="Fuentedepárrafopredeter." style:family="text">
      <style:text-properties style:font-name="Arial" style:font-name-complex="Arial"/>
    </style:style>
    <style:style style:name="P105" style:parent-style-name="Textbody" style:family="paragraph">
      <style:paragraph-properties fo:text-align="justify"/>
      <style:text-properties style:font-name="Arial" style:font-name-complex="Arial"/>
    </style:style>
    <style:style style:name="P106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07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08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09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10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11" style:parent-style-name="Textbody" style:family="paragraph">
      <style:paragraph-properties fo:text-align="justify"/>
      <style:text-properties style:font-name="Arial" style:font-name-complex="Arial" fo:language="en" fo:country="US"/>
    </style:style>
    <style:style style:name="P11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style:letter-kerning="false" style:language-asian="es" style:country-asian="MX" style:language-complex="ar" style:country-complex="SA" fo:hyphenate="true"/>
    </style:style>
    <style:style style:name="P113" style:parent-style-name="Normal" style:list-style-name="LFO1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style:letter-kerning="false" style:language-asian="es" style:country-asian="MX" style:language-complex="ar" style:country-complex="SA" fo:hyphenate="true"/>
    </style:style>
    <style:style style:name="P11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15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16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17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style:language-asian="es" style:country-asian="MX" style:language-complex="ar" style:country-complex="SA" fo:hyphenate="true"/>
    </style:style>
    <style:style style:name="P118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19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20" style:parent-style-name="Normal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language="en" fo:country="US" style:language-asian="es" style:country-asian="MX" style:language-complex="ar" style:country-complex="SA" fo:hyphenate="true"/>
    </style:style>
    <style:style style:name="P121" style:parent-style-name="Textbody" style:family="paragraph">
      <style:paragraph-properties fo:text-align="justify"/>
      <style:text-properties style:font-name="Arial" style:font-name-complex="Arial" fo:language="en" fo:country="US"/>
    </style:style>
    <style:style style:name="P122" style:parent-style-name="Título1" style:family="paragraph">
      <style:paragraph-properties fo:text-align="justify" fo:margin-left="0.3in">
        <style:tab-stops/>
      </style:paragraph-properties>
      <style:text-properties style:font-name-complex="Arial" fo:font-size="12pt" style:font-size-asian="12pt" style:font-size-complex="12pt"/>
    </style:style>
  </office:automatic-styles>
  <office:body>
    <office:text text:use-soft-page-breaks="true">
      <text:p text:style-name="P1">Estándar de codificación</text:p>
      <text:h text:style-name="Título1" text:outline-level="1">Nombre de variable</text:h>
      <text:p text:style-name="Standard"><text:span text:style-name="T6">El tipo de variable a utilizar es el UpperCamelCase, consiste en que la primera letra de cada una de las palabras será en mayúscula.</text:span><text:span text:style-name="T7"><text:line-break/></text:span><text:span text:style-name="T8">Ejemplo:</text:span></text:p>
      <text:p text:style-name="P9"/>
      <text:p text:style-name="P10">VentanaNumero</text:p>
      <text:h text:style-name="Título1" text:outline-level="1">Sangría</text:h>
      <text:h text:style-name="P11" text:outline-level="1"><text:span text:style-name="T12">La<text:s/></text:span><text:span text:style-name="T13">sangría</text:span><text:span text:style-name="T14"><text:s/>será una implementada p</text:span><text:span text:style-name="T15">or defecto de<text:s/></text:span><text:span text:style-name="T16">Apache NetBeans ID</text:span><text:span text:style-name="T17">E.</text:span></text:h>
      <text:h text:style-name="Título1" text:outline-level="1">Comentario</text:h>
      <text:p text:style-name="P18">Comentarios de varias líneas</text:p>
      <text:p text:style-name="P19">Para describir un método completo en un código o un fragmento, se utilizará<text:s/>el comentario de varias<text:s/>líneas.</text:p>
      <text:p text:style-name="P20">Ejemplo</text:p>
      <text:p text:style-name="P21">Sintaxis:</text:p>
      <text:p text:style-name="P22">/*El comentario comienza</text:p>
      <text:p text:style-name="P23"><text:s/>continúa</text:p>
      <text:p text:style-name="P24">continúa</text:p>
      <text:p text:style-name="P25">.</text:p>
      <text:p text:style-name="P26">.</text:p>
      <text:p text:style-name="P27">.</text:p>
      <text:p text:style-name="P28">El comentario termina*/</text:p>
      <text:p text:style-name="P29">Comentarios de comienzo</text:p>
      <text:p text:style-name="P30">Todos los ficheros fuente deben comenzar con un comentario en el que se lista el nombre de</text:p>
      <text:p text:style-name="P31">la clase, información de la versión, fecha, y copyright:</text:p>
      <text:p text:style-name="P32">/*</text:p>
      <text:p text:style-name="P33">* Nombre de la clase</text:p>
      <text:p text:style-name="P34">*</text:p>
      <text:p text:style-name="P35">* Informacion de la version</text:p>
      <text:p text:style-name="P36">*</text:p>
      <text:p text:style-name="P37">* Fecha</text:p>
      <text:p text:style-name="P38">*</text:p>
      <text:p text:style-name="P39">* Copyright</text:p>
      <text:p text:style-name="P40"><text:span text:style-name="T41">*/</text:span></text:p>
      <text:p text:style-name="P42"/>
      <text:h text:style-name="Título1" text:outline-level="1">Indentación</text:h>
      <text:p text:style-name="P43">Deben tomarse 4 espacios como unidad de indentación. La construcción exacta de la indentación (espacios o tabuladores) no es crítica. Los tabuladores deben estar fijados exactamente cada 8 espacios (no cada 4).</text:p>
      <text:h text:style-name="Título1" text:outline-level="1">Funciones</text:h>
      <text:p text:style-name="P44"/>
      <text:h text:style-name="Título1" text:outline-level="1">Espacios</text:h>
      <text:h text:style-name="Título1" text:outline-level="1">Encabezado</text:h>
      <text:h text:style-name="Título1" text:outline-level="1">Número de caracteres por<text:s/>línea</text:h>
      <text:p text:style-name="P45">Evitar las líneas de más de 80 caracteres, ya que no son manejadas bien por muchas terminales y herramientas.</text:p>
      <text:p text:style-name="P46"><text:span text:style-name="T47">Nota:<text:s/></text:span><text:span text:style-name="T48">Ejemplos para uso en la documentación deben tener una longitud inferior,</text:span></text:p>
      <text:p text:style-name="P49">generalmente no más de 70 caracteres.</text:p>
      <text:p text:style-name="P50"/>
      <text:p text:style-name="P51"/>
      <text:h text:style-name="Título1" text:outline-level="1">Nombre de interfaces</text:h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Partes de la declaración de</text:p>
            <text:p text:style-name="P58"><text:span text:style-name="T59">una clase o interface</text:span></text:p>
          </table:table-cell>
          <table:table-cell table:style-name="TableCell60">
            <text:p text:style-name="P61"><text:span text:style-name="T62">Notas</text:span></text:p>
          </table:table-cell>
        </table:table-row>
        <table:table-row table:style-name="TableRow63">
          <table:table-cell table:style-name="TableCell64" table:number-columns-spanned="2">
            <text:p text:style-name="P65"/>
          </table:table-cell>
          <table:covered-table-cell/>
        </table:table-row>
        <table:table-row table:style-name="TableRow66">
          <table:table-cell table:style-name="TableCell67">
            <text:p text:style-name="P68">Comentario de</text:p>
            <text:p text:style-name="P69">implementación de la clase o</text:p>
            <text:p text:style-name="P70">interface si fuera necesario</text:p>
            <text:p text:style-name="P71"><text:span text:style-name="T72">(/*...*/)</text:span></text:p>
          </table:table-cell>
          <table:table-cell table:style-name="TableCell73">
            <text:p text:style-name="P74">Este comentario debe contener cualquier información<text:s/>aplicable a toda la clase o interface que no era apropiada<text:s/>para estar en los comentarios de documentación de la clase<text:s/>o interface.</text:p>
          </table:table-cell>
        </table:table-row>
        <table:table-row table:style-name="TableRow75">
          <table:table-cell table:style-name="TableCell76">
            <text:p text:style-name="P77"><text:span text:style-name="T78">Variables de clase (static)</text:span></text:p>
          </table:table-cell>
          <table:table-cell table:style-name="TableCell79">
            <text:p text:style-name="P80">Primero las variables de clase public, después las<text:s/>protected, después las de nivel de paquete (sin<text:s/>modificador de acceso) , y<text:s/>después<text:s/>las private.</text:p>
          </table:table-cell>
        </table:table-row>
        <table:table-row table:style-name="TableRow81">
          <table:table-cell table:style-name="TableCell82">
            <text:p text:style-name="P83"><text:span text:style-name="T84">Variables de instancia</text:span></text:p>
          </table:table-cell>
          <table:table-cell table:style-name="TableCell85">
            <text:p text:style-name="P86">Primero las public, después las protected, después las de<text:s/>nivel de paquete (sin modificador de acceso), y después las<text:s/>private.</text:p>
          </table:table-cell>
        </table:table-row>
        <table:table-row table:style-name="TableRow87">
          <table:table-cell table:style-name="TableCell88">
            <text:p text:style-name="P89"><text:span text:style-name="T90">Métodos</text:span></text:p>
          </table:table-cell>
          <table:table-cell table:style-name="TableCell91">
            <text:p text:style-name="P92">Estos métodos se deben agrupar por funcionalidad más que<text:s/>por visión o accesibilidad. Por ejemplo, un método de clase<text:s/>privado<text:s/><text:soft-page-break/>puede estar entre dos métodos públicos de instancia.</text:p>
            <text:p text:style-name="P93"><text:span text:style-name="T94">El objetivo es hacer el código<text:s/></text:span><text:span text:style-name="T95">más</text:span><text:span text:style-name="T96"><text:s/>legible y comprensible.</text:span></text:p>
          </table:table-cell>
        </table:table-row>
      </table:table>
      <text:p text:style-name="P97"/>
      <text:h text:style-name="Título1" text:outline-level="1">Nombre de clases</text:h>
      <text:p text:style-name="P98"><text:span text:style-name="T99">Los nombres de las clases deben ser sustantivos, en mayúsculas y minúsculas, con<text:s/></text:span><text:span text:style-name="T100">la primera letra de cada palabra interna en mayúscula</text:span><text:span text:style-name="T101">. El nombre de las interfaces también debe estar en mayúscula (la primera) al igual que los nombres de las clases. Use palabras completas y<text:s/></text:span><text:span text:style-name="T102">se<text:s/></text:span><text:span text:style-name="T103">debe evitar acrónimos y abreviaturas.</text:span><text:span text:style-name="T104"><text:s/></text:span></text:p>
      <text:p text:style-name="P105">Por ejemplo:</text:p>
      <text:p text:style-name="P106">Interface Bicycle</text:p>
      <text:p text:style-name="P107">Class MountainBike implements Bicyle</text:p>
      <text:p text:style-name="P108"/>
      <text:p text:style-name="P109">Interface Sport</text:p>
      <text:p text:style-name="P110">Class Football implements Sport</text:p>
      <text:p text:style-name="P111"/>
      <text:h text:style-name="Título1" text:outline-level="1">Nombre de Objetos</text:h>
      <text:h text:style-name="Título1" text:outline-level="1">Constantes</text:h>
      <text:p text:style-name="P112">Debería estar todo en mayúsculas con palabras separadas por guiones bajos (“_”).</text:p>
      <text:list text:style-name="LFO1" text:continue-numbering="true">
        <text:list-item>
          <text:p text:style-name="P113">Hay varias constantes utilizadas en clases predefinidas como Float, Long, String, etc.</text:p>
        </text:list-item>
      </text:list>
      <text:p text:style-name="P114">Por ejemplo:</text:p>
      <text:p text:style-name="P115">static final int MIN_WIDTH = 4;</text:p>
      <text:p text:style-name="P116"/>
      <text:p text:style-name="P117">// Algunas variables constantes utilizadas en la clase Float predefinida</text:p>
      <text:p text:style-name="P118">public static final float POSITIVE_INFINITY = 1.0f / 0.0f;</text:p>
      <text:p text:style-name="P119">public static final float NEGATIVE_INFINITY = -1.0f / 0.0f;</text:p>
      <text:p text:style-name="P120">public static final float NaN = 0.0f / 0.0f;</text:p>
      <text:p text:style-name="P121"/>
      <text:h text:style-name="Título1" text:outline-level="1">Listas</text:h>
      <text:h text:style-name="Título1" text:outline-level="1">Objetos</text:h>
      <text:h text:style-name="P12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fo:font-weight="bold" style:font-weight-asian="bold" style:font-weight-complex="bold" fo:color="#000000" fo:font-size="16pt" style:font-size-asian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MX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MX" style:language-complex="ar" style:country-complex="SA" fo:hyphenate="tru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style:font-name="Arial" style:font-name-complex="Arial" fo:font-style="italic" style:font-style-asian="italic" style:font-style-complex="italic" fo:color="#FFFFFF"/>
    </style:style>
    <style:style style:name="P4" style:parent-style-name="Piedepágina" style:family="paragraph">
      <style:paragraph-properties fo:text-align="end"/>
    </style:style>
    <style:style style:name="T5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header>
        <text:p text:style-name="P2"><text:tab/><text:tab/><text:s text:c="2"/><text:span text:style-name="T3">Ingeniera de software</text:span></text:p>
      </style:header>
      <style:footer>
        <text:p text:style-name="P4"><text:s/><text:span text:style-name="T5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us</dc:creator>
    <meta:creation-date>2021-10-28T12:31:00Z</meta:creation-date>
    <dc:date>2021-10-29T03:42:00Z</dc:date>
    <meta:template xlink:href="Normal" xlink:type="simple"/>
    <meta:editing-cycles>3</meta:editing-cycles>
    <meta:editing-duration>PT7020S</meta:editing-duration>
    <meta:document-statistic meta:page-count="3" meta:paragraph-count="6" meta:word-count="485" meta:character-count="3148" meta:row-count="22" meta:non-whitespace-character-count="2669"/>
  </office:meta>
</office:document-meta>
</file>